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93494" officeooo:paragraph-rsid="0009349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45272254185853843" text:style-name="L1">
        <text:list-item>
          <text:p text:style-name="P1">Geruva</text:p>
          <text:list>
            <text:list-item>
              <text:p text:style-name="P1">&lt;iframe width="100%" height="450" scrolling="no" frameborder="no" src="<text:a xlink:type="simple" xlink:href="https://w.soundcloud.com/player/?url=https%3A//api.soundcloud.com/tracks/318621587&amp;amp;auto_play=false&amp;amp;hide_related=false&amp;amp;show_comments=true&amp;amp;show_user=true&amp;amp;show_reposts=false&amp;amp;visual=true" text:style-name="Internet_20_link" text:visited-style-name="Visited_20_Internet_20_Link">https://w.soundcloud.com/player/?url=https%3A//api.soundcloud.com/tracks/318621587&amp;amp;auto_play=false&amp;amp;hide_related=false&amp;amp;show_comments=true&amp;amp;show_user=true&amp;amp;show_reposts=false&amp;amp;visual=true</text:a>"&gt;&lt;/iframe&gt;</text:p>
            </text:list-item>
            <text:list-item>
              <text:p text:style-name="P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13:12:30.880138833</meta:creation-date>
    <meta:generator>LibreOffice/5.1.6.2$Linux_X86_64 LibreOffice_project/10m0$Build-2</meta:generator>
    <dc:date>2017-07-20T13:17:00.644324992</dc:date>
    <meta:editing-duration>PT4M30S</meta:editing-duration>
    <meta:editing-cycles>1</meta:editing-cycles>
    <meta:document-statistic meta:table-count="0" meta:image-count="0" meta:object-count="0" meta:page-count="1" meta:paragraph-count="3" meta:word-count="10" meta:character-count="300" meta:non-whitespace-character-count="295"/>
  </office:meta>
</office:document-meta>
</file>